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rebuchet MS" style:text-underline-style="solid" style:text-underline-width="auto" style:text-underline-color="font-color" fo:font-weight="bold" officeooo:rsid="00048ff0" officeooo:paragraph-rsid="00048ff0" style:font-weight-asian="bold" style:font-weight-complex="bold"/>
    </style:style>
    <style:style style:name="P2" style:family="paragraph" style:parent-style-name="Standard">
      <style:text-properties style:font-name="Trebuchet MS" style:text-underline-style="none" fo:font-weight="normal" officeooo:rsid="00048ff0" officeooo:paragraph-rsid="00048ff0" style:font-weight-asian="normal" style:font-weight-complex="normal"/>
    </style:style>
    <style:style style:name="P3" style:family="paragraph" style:parent-style-name="Standard">
      <style:text-properties style:font-name="Trebuchet MS" style:text-underline-style="none" fo:font-weight="normal" officeooo:rsid="00048ff0" officeooo:paragraph-rsid="0006f3fd" style:font-weight-asian="normal" style:font-weight-complex="normal"/>
    </style:style>
    <style:style style:name="P4" style:family="paragraph" style:parent-style-name="Standard">
      <style:text-properties style:font-name="Trebuchet MS" style:text-underline-style="none" fo:font-weight="normal" officeooo:rsid="00052eb2" officeooo:paragraph-rsid="00052eb2" style:font-weight-asian="normal" style:font-weight-complex="normal"/>
    </style:style>
    <style:style style:name="P5" style:family="paragraph" style:parent-style-name="Standard">
      <style:text-properties style:font-name="Trebuchet MS" style:text-underline-style="none" fo:font-weight="normal" officeooo:rsid="0006f3fd" officeooo:paragraph-rsid="0006f3fd" style:font-weight-asian="normal" style:font-weight-complex="normal"/>
    </style:style>
    <style:style style:name="P6" style:family="paragraph" style:parent-style-name="Standard">
      <style:text-properties style:font-name="Trebuchet MS" style:text-underline-style="none" fo:font-weight="normal" officeooo:rsid="00078376" officeooo:paragraph-rsid="00078376" style:font-weight-asian="normal" style:font-weight-complex="normal"/>
    </style:style>
    <style:style style:name="T1" style:family="text">
      <style:text-properties officeooo:rsid="00052eb2"/>
    </style:style>
    <style:style style:name="T2" style:family="text">
      <style:text-properties officeooo:rsid="0006f3fd"/>
    </style:style>
    <style:style style:name="T3" style:family="text">
      <style:text-properties officeooo:rsid="000783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utsch 9b Erschließen von Prosatexten II – Günther Anders „Die Kanne“ <text:s text:c="3"/>Lösungen</text:p>
      <text:p text:style-name="P1"/>
      <text:p text:style-name="P2">1. Parabel: - <text:s/>handelnde Figuren sind Menschen, nicht Tiere wie in einer Fabel</text:p>
      <text:p text:style-name="P2"><text:s text:c="18"/>- keine explizit formulierte Lehre wir in einer Fabel</text:p>
      <text:p text:style-name="P2"><text:s text:c="18"/>- Deutung der Parabel (Übertragung der Bildebene auf Deutungsebene) muss</text:p>
      <text:p text:style-name="P2"><text:s text:c="20"/>der Leser vollziehen</text:p>
      <text:p text:style-name="P2"/>
      <text:p text:style-name="P2">2. Handlung auf Bildebene (Lösungsvorschlag)</text:p>
      <text:p text:style-name="P2"/>
      <text:p text:style-name="P2">In der Parabel „Die Kanne“ wird von Basik, einem armen Mann erzählt, der nichts außer einer einfachen Kanne besitzt. Während er mit der Kanne spazieren geht, wird er von einem Bekannten angesprochen und bezüglich der Kanne befragt. Der Bekannte unterbreitet ihm einige Vorschläge, was er mit der Kanne machen könnte/sollte. <text:span text:style-name="T1">Basik lehnt alle Vorschläge, sich von der Kanne zu trennen,,ab was bei dem Bekannten zu Unverständnis und Mitleid mit Basik führt. Basik macht deutlich, dass ihm das Kannentragen nichts ausmacht, er sich aber Sorgen macht, was aus seiner Kanne wird, wenn er nicht mehr da ist.</text:span></text:p>
      <text:p text:style-name="P2"/>
      <text:p text:style-name="P4">3. Erzählperspektive:</text:p>
      <text:p text:style-name="P4"/>
      <text:p text:style-name="P4">-anfangs eindeutig auktorial: Erzählbericht und Erzählkommentar</text:p>
      <text:p text:style-name="P4">-im Dialogteil <text:span text:style-name="T2">aufgrund der dominierenden wörtlichen Rede eher ein neutraler Erzähler</text:span></text:p>
      <text:p text:style-name="P4"/>
      <text:p text:style-name="P5">4. Sachebene (Deutungsebene) (je nach Begründung sind andere Deutungen möglich)</text:p>
      <text:p text:style-name="P5"/>
      <text:p text:style-name="P5">Die Kanne könnte auf Sachebene stellvertretend für unnützen Besitz stehen, da sie weder verwendet, verkauft, verschenkt werden kann.</text:p>
      <text:p text:style-name="P5">Der Besitzer fühlt sich durch den Besitz belastet, er kann sich nicht von ihm trennen.</text:p>
      <text:p text:style-name="P5">Diese Belastung findet ihren paradoxen Höhepunkt darin, dass der Besitzer sich Sorgen um seinen Besitz macht, wenn er selbst nicht mehr da sei.</text:p>
      <text:p text:style-name="P2"/>
      <text:p text:style-name="P2"/>
      <text:p text:style-name="P5">Die Kanne könnte auf Sachebene stellvertretend für einen großen Wert stehen, der jenseits allen praktischen Nützlichkeitsdenkens liegt, da sie weder verwendet, verkauft, verschenkt werden kann, also keinen materiellen Mehrwert besitzt.</text:p>
      <text:p text:style-name="P5">Der Besitzer fühlt sich durch den Besitz gebunden und verantwortlich, er kann sich nicht von ihm trennen.</text:p>
      <text:p text:style-name="P5">Dies<text:span text:style-name="T3">es Verantwortungsgefühl für das Wertvolle</text:span> <text:span text:style-name="T3">zeigt sich</text:span> darin, dass der Besitzer sich <text:span text:style-name="T3">große Sorgen</text:span> <text:span text:style-name="T3">um seinen Besitz macht und sich seiner gottgegebenen Verantwortung bewusst ist.</text:span></text:p>
      <text:p text:style-name="P5"/>
      <text:p text:style-name="P6">5. Lehre (je nach Deutungsvariant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8:55:01.055000000</meta:creation-date>
    <dc:date>2020-05-10T19:31:51.126000000</dc:date>
    <meta:editing-duration>PT5M38S</meta:editing-duration>
    <meta:editing-cycles>1</meta:editing-cycles>
    <meta:document-statistic meta:table-count="0" meta:image-count="0" meta:object-count="0" meta:page-count="1" meta:paragraph-count="18" meta:word-count="309" meta:character-count="2168" meta:non-whitespace-character-count="1816"/>
    <meta:generator>LibreOffice/6.2.8.2$Windows_X86_64 LibreOffice_project/f82ddfca21ebc1e222a662a32b25c0c9d20169ee</meta:generator>
  </office:meta>
</office:document-meta>
</file>